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8e0f"/>
    </style:style>
    <style:style style:name="P2" style:family="paragraph" style:parent-style-name="Standard">
      <style:text-properties officeooo:paragraph-rsid="000dfa11"/>
    </style:style>
    <style:style style:name="P3" style:family="paragraph" style:parent-style-name="Standard">
      <style:text-properties fo:color="#b2b2b2"/>
    </style:style>
    <style:style style:name="P4" style:family="paragraph" style:parent-style-name="Standard">
      <style:text-properties fo:color="#b2b2b2" officeooo:paragraph-rsid="000dfa11"/>
    </style:style>
    <style:style style:name="P5" style:family="paragraph" style:parent-style-name="Standard">
      <style:text-properties fo:color="#b2b2b2" officeooo:paragraph-rsid="000c8e0f"/>
    </style:style>
    <style:style style:name="P6" style:family="paragraph" style:parent-style-name="Standard">
      <style:text-properties fo:color="#b2b2b2" officeooo:rsid="000fe74b" officeooo:paragraph-rsid="000fe74b"/>
    </style:style>
    <style:style style:name="P7" style:family="paragraph" style:parent-style-name="Standard">
      <style:text-properties fo:color="#b2b2b2" officeooo:rsid="0012e934" officeooo:paragraph-rsid="0012e934"/>
    </style:style>
    <style:style style:name="P8" style:family="paragraph" style:parent-style-name="Standard">
      <style:text-properties officeooo:paragraph-rsid="000fe74b"/>
    </style:style>
    <style:style style:name="P9" style:family="paragraph" style:parent-style-name="Standard">
      <style:text-properties officeooo:rsid="000fe74b" officeooo:paragraph-rsid="000fe74b"/>
    </style:style>
    <style:style style:name="P10" style:family="paragraph" style:parent-style-name="Standard">
      <style:text-properties officeooo:paragraph-rsid="00125f89"/>
    </style:style>
    <style:style style:name="P11" style:family="paragraph" style:parent-style-name="Standard">
      <style:text-properties officeooo:paragraph-rsid="00126216"/>
    </style:style>
    <style:style style:name="P12" style:family="paragraph" style:parent-style-name="Standard">
      <style:text-properties officeooo:rsid="0012e934" officeooo:paragraph-rsid="0012e934"/>
    </style:style>
    <style:style style:name="T1" style:family="text">
      <style:text-properties officeooo:rsid="000c8e0f"/>
    </style:style>
    <style:style style:name="T2" style:family="text">
      <style:text-properties officeooo:rsid="000dfa11"/>
    </style:style>
    <style:style style:name="T3" style:family="text">
      <style:text-properties officeooo:rsid="000e5c21"/>
    </style:style>
    <style:style style:name="T4" style:family="text">
      <style:text-properties fo:color="#b2b2b2" officeooo:rsid="000dfa11"/>
    </style:style>
    <style:style style:name="T5" style:family="text">
      <style:text-properties fo:color="#b2b2b2" officeooo:rsid="000e5c21"/>
    </style:style>
    <style:style style:name="T6" style:family="text">
      <style:text-properties officeooo:rsid="000fe74b"/>
    </style:style>
    <style:style style:name="T7" style:family="text">
      <style:text-properties officeooo:rsid="00125f89"/>
    </style:style>
    <style:style style:name="T8" style:family="text">
      <style:text-properties officeooo:rsid="00126216"/>
    </style:style>
    <style:style style:name="T9" style:family="text">
      <style:text-properties officeooo:rsid="0012e9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1. </text:span>Zakupowi polisy ubezpieczeniowej na życie towarzyszy przepływ pieniężny. Biorąc pod uwagę cel tego przepływu jest to przepływ związany z:</text:p>
      <text:p text:style-name="Standard">a) redystrybucją dochodów</text:p>
      <text:p text:style-name="P2">b) działalnością finansową</text:p>
      <text:p text:style-name="Standard"><text:span text:style-name="T2">c) </text:span>działalnością inwestycyjną</text:p>
      <text:p text:style-name="Standard">d) transferem ryzyka</text:p>
      <text:p text:style-name="Standard"/>
      <text:p text:style-name="Standard">2. Instrument finansowy rynku pieniężnego to:</text:p>
      <text:p text:style-name="P2">a) Akcja</text:p>
      <text:p text:style-name="P2"><text:span text:style-name="T2">b</text:span>) Obligacja</text:p>
      <text:p text:style-name="Standard">c) Opcja walutowa</text:p>
      <text:p text:style-name="P2"><text:span text:style-name="T2">d)</text:span> Bon skarbowy</text:p>
      <text:p text:style-name="P2"/>
      <text:p text:style-name="Standard">3. Która z poniższych stóp procentowych będzie najwyższa (wszystkie są określone dla transakcji jednodniowych)?</text:p>
      <text:p text:style-name="Standard"><text:span text:style-name="T2">a) </text:span>Kredytu lombardowego</text:p>
      <text:p text:style-name="P2">b) WIBOR</text:p>
      <text:p text:style-name="P2"><text:span text:style-name="T2">c) </text:span>WIBID</text:p>
      <text:p text:style-name="Standard">d) Referencyjna</text:p>
      <text:p text:style-name="Standard"/>
      <text:p text:style-name="Standard"><text:span text:style-name="T2">4. </text:span>Wzajemność świadczeń i ich ekwiwalentność są cechą przepływów pieniężnych:</text:p>
      <text:p text:style-name="P2"><text:span text:style-name="T2">a) </text:span>Związanych z zakupem dóbr, usług</text:p>
      <text:p text:style-name="Standard">b) Związanych z redystrybucją dochodów</text:p>
      <text:p text:style-name="Standard"><text:span text:style-name="T2">c) </text:span>Związanych z transferem ryzyka</text:p>
      <text:p text:style-name="Standard">d) Związanych z inwestowaniem</text:p>
      <text:p text:style-name="Standard"/>
      <text:p text:style-name="Standard"><text:span text:style-name="T2">5. </text:span>Czym jest RRSO?</text:p>
      <text:p text:style-name="Standard"><text:span text:style-name="T2">a) </text:span>Rządowa Rada Społecznej Odpowiedzialności</text:p>
      <text:p text:style-name="Standard"><text:span text:style-name="T2">b) </text:span>Rządowa Roczna Strategia Oprocentowania</text:p>
      <text:p text:style-name="Standard"><text:span text:style-name="T2">c) </text:span>Rzeczywista Regularna Stopa Oprocentowania</text:p>
      <text:p text:style-name="Standard">d) Rzeczywista Roczna Stopa Oprocentowania</text:p>
      <text:p text:style-name="Standard"/>
      <text:p text:style-name="Standard"><text:span text:style-name="T2">6. </text:span>Dochodem publicznym, zgodnie z Ustawą o finansach publicznych jest:</text:p>
      <text:p text:style-name="Standard"><text:span text:style-name="T2">a</text:span>) Wpływ z opłaty skarbowej</text:p>
      <text:p text:style-name="Standard">b) Wpływ z prywatyzacji majątku Skarbu Państwa</text:p>
      <text:p text:style-name="Standard"><text:span text:style-name="T2">c) </text:span>Wpływ z zaciągniętego przez Ministra Finansów kredytu w Banku Światowym</text:p>
      <text:p text:style-name="Standard"><text:span text:style-name="T2">d) </text:span>Wpływ z emisji obligacji skarbowych</text:p>
      <text:p text:style-name="Standard"/>
      <text:p text:style-name="Standard">7. Bank X w najnowszej ofercie zaproponował klientom oprocentowanie 3-miesięcznej lokaty w wysokości. Najprawdopodobniej oferta mówi <text:span text:style-name="T2">o</text:span>:</text:p>
      <text:p text:style-name="Standard"><text:span text:style-name="T2">a) </text:span>Realnej stopie procentowej w skali 3-miesięcy</text:p>
      <text:p text:style-name="Standard"><text:span text:style-name="T2">b) </text:span>Nominalnej stopie procentowej w skali roku</text:p>
      <text:p text:style-name="Standard"><text:span text:style-name="T2">c</text:span>)Realnej stopie procentowej w skali roku</text:p>
      <text:p text:style-name="Standard">d)Nominalnej stopie procentowej w skali 3-miesięcy</text:p>
      <text:p text:style-name="Standard"/>
      <text:p text:style-name="Standard">8. Komisja Nadzoru Finansowego sprawuje nadzór nad:</text:p>
      <text:p text:style-name="Standard"><text:span text:style-name="T2">a) </text:span>Prawidłowością gromadzenia dochodów i dokonywania wydatków przez instytucje sektora rządowego</text:p>
      <text:p text:style-name="Standard"><text:span text:style-name="T2">b) </text:span>Prawidłowością przygotowania budżetu państwa</text:p>
      <text:p text:style-name="Standard">c) Sektorem ubezpieczeń społecznych</text:p>
      <text:p text:style-name="Standard">d) Określonymi instytucjami rynkowego sektora finansowego</text:p>
      <text:p text:style-name="Standard"/>
      <text:p text:style-name="P4"><text:soft-page-break/><text:span text:style-name="T2">9. </text:span>Zgodnie z Ustawą o finansach publicznych, w budżecie państwa wystąpi deficyt, jeżeli ustalone na dany okres...</text:p>
      <text:p text:style-name="P4"><text:span text:style-name="T2">a</text:span>) Dochody są wyższe niż wydatki</text:p>
      <text:p text:style-name="P3"><text:span text:style-name="T2">b</text:span>) Wydatki są wyższe niż dochody</text:p>
      <text:p text:style-name="P4"><text:span text:style-name="T2">c) </text:span>Przychody i dochody są wyższe niż wydatki i rozchody</text:p>
      <text:p text:style-name="P4"><text:span text:style-name="T2">d)</text:span>Wydatki i rozchody są wyższe niż przychody i dochody</text:p>
      <text:p text:style-name="P4"/>
      <text:p text:style-name="P3"><text:span text:style-name="T2">10. </text:span>Które z poniższych stwierdzeń jest prawdziwe:</text:p>
      <text:p text:style-name="P3"><text:span text:style-name="T2">a) </text:span>Kontrakt terminowy jest zobowiązaniem dla kupującego i sprzedającego kontrakt do wywiązania się z warun... w kontrakcie</text:p>
      <text:p text:style-name="P3"><text:span text:style-name="T2">b) </text:span>Kontrakt terminowy jest prawem dla kupującego i zobowiązaniem dla sprzedającego do wywiązania s.. <text:span text:style-name="T2">zawartych </text:span>w kontrakcie</text:p>
      <text:p text:style-name="P3"><text:span text:style-name="T2">c) </text:span><text:span text:style-name="T3">W kontrakcie terminowym dwie strony mają prawo (nie obowiązek) do wywiązania się z </text:span><text:span text:style-name="T2">war</text:span>unków zawart…</text:p>
      <text:p text:style-name="P2"><text:span text:style-name="T4">d) </text:span><text:span text:style-name="T5">Kontrakt terminowy jest prawem dla sprzedającego i zobowiązaniem dla kupującego...</text:span></text:p>
      <text:p text:style-name="P1"/>
      <text:p text:style-name="P1">11. Zasada finansów publicznych, okre<text:span text:style-name="T1">ślana</text:span> jako zasada ni<text:span text:style-name="T1">e</text:span>funduszowania, stanowi, że:</text:p>
      <text:p text:style-name="P1"><text:span text:style-name="T1">a) </text:span>Z dochodów publicznych nie można finansować wydatków sektora rynkowego</text:p>
      <text:p text:style-name="P1"><text:span text:style-name="T1">b) </text:span>Środki publiczne uzyskane z określonego źródła nie mogą być wykorzystane do finansowania ściśle określonych zadań</text:p>
      <text:p text:style-name="P1"><text:span text:style-name="T1">c) </text:span>Ze środków sektora rządowego nie można finansować zadań, które powinny być realizowane przez sektor samorządowy</text:p>
      <text:p text:style-name="P1"><text:span text:style-name="T1">d) </text:span>Ze środków publicznych nie można finansować zadań, które nie są ujęte w budżecie publicznym</text:p>
      <text:p text:style-name="P1"/>
      <text:p text:style-name="P1"><text:span text:style-name="T1">12. </text:span>Które z poniższych stwierdzeń jest prawdziwe?</text:p>
      <text:p text:style-name="P1"><text:span text:style-name="T1">a) </text:span>Ujmowane w budżecie państwa dochody stanowią prognozę, więc w danym roku budżetowym mogą być niższe niż zaplanowane</text:p>
      <text:p text:style-name="P1"><text:span text:style-name="T1">b) </text:span>Ujmowane w budżecie państwa wydatki stanowią prognozę, mogą więc kształtować się dowolnie</text:p>
      <text:p text:style-name="P1">c) Budżet państwa jest uchwalany w formie uchwały budżetowej</text:p>
      <text:p text:style-name="P1">d)Najwyższą wartość wpływów do budżetu Państwa stanowią wpływy z prywatyzacji</text:p>
      <text:p text:style-name="P1"/>
      <text:p text:style-name="P1">13. Pan Tomasz planuje dokonać zakupu akcji spółki KGHM na Giełdzie Papierów Wartościowych w Warszawie. Z pośrednictwa której z instytucji skorzysta?</text:p>
      <text:p text:style-name="P1">a) KDPW</text:p>
      <text:p text:style-name="P1">b) BFG</text:p>
      <text:p text:style-name="P1">c) Biura maklerskiego</text:p>
      <text:p text:style-name="P1">d) Funduszu inwestycyjnego</text:p>
      <text:p text:style-name="P1"/>
      <text:p text:style-name="P1">14. W pewnym okresie stopa inflacji w Polsce była niższa niż w Czechach. Jak mogło to wpłynąć na kurs CZK/PLN?</text:p>
      <text:p text:style-name="P1">a) Kurs CZK/PLN wzr<text:span text:style-name="T1">ó</text:span>sł</text:p>
      <text:p text:style-name="P1">b) Kurs CZK/PLN spadł</text:p>
      <text:p text:style-name="P1"/>
      <text:p text:style-name="P1"><text:span text:style-name="T1">15. </text:span>W pewnym okresie nastąpiła aprecjacja PLN względem USD o 15%. Kto na tym skorzystał w tym okresie?</text:p>
      <text:p text:style-name="P1"><text:span text:style-name="T1">a) </text:span>Pan Zbyszek, który pożyczył córce 1000 USD na początku tego okresu na wyjazd zagraniczny i umówili się na zwrot pożyczki w USD na końcu tego okresu (Pan Zbyszek nie pobrał odsetek od udzielonej pożyczki)</text:p>
      <text:p text:style-name="P1"><text:span text:style-name="T1">b) </text:span>Pan Waldek, który zainwestował 1000 USD na giełdzie nowojorskiej na początku tego okresu, osiągnął na końcu tego okresu stopę zwrotu z inwestycji zagranicznej 5% i wymienił dolary na PLN</text:p>
      <text:p text:style-name="P1"><text:soft-page-break/><text:span text:style-name="T1">c) </text:span>Pan Wojtek, który umówił się na początku analizowanego okresu z kontrahentami zagranicznymi, że w zamian za zakupione towary zapłaci im w USD. Zakupu dolarów dokonał na końcu analizowanego okresu.</text:p>
      <text:p text:style-name="P1"/>
      <text:p text:style-name="P1">16. Inwestor postanowił wycenić pewną planowaną inwestycję w obligacje. Do wyceny zastosował metodę zdyskontowanych przepływów pieniężnych. Wynikająca z wyceny wartość jednej obligacji to 95 zł. Cena tej obligacji na rynku to 101 zł. Które z poniższych działań jest racjonalne w przedstawionej sytuacji?</text:p>
      <text:p text:style-name="P1"><text:span text:style-name="T1">a) </text:span>Inwestor powinien kupić te obligacje, ponieważ są niedowartościowane</text:p>
      <text:p text:style-name="P1"><text:span text:style-name="T1">b) </text:span>Inwestor powinien kupić te obligacje, ponieważ są przewartościowane</text:p>
      <text:p text:style-name="P1"><text:span text:style-name="T1">c) </text:span>Inwestor nie powinien kupować tych obligacji, ponieważ są przewartościowane</text:p>
      <text:p text:style-name="P1"><text:span text:style-name="T1">d) </text:span>Inwestor powinien zastosować inną metodę wyceny, ponieważ metoda zdyskontowanych przepływów pieniężnych nie może być zastosowana do wyceny obligacji</text:p>
      <text:p text:style-name="P1"/>
      <text:p text:style-name="P1">17. Kowalscy zaciągnęli kredyt o zmiennej stopie procentowej we frankach szwajcarskich. Na jakie rodzaje ryzyka w związku z tym narażony jest bank, który udzielił im kredytu?</text:p>
      <text:p text:style-name="P1">a) Ryzyko kredytowe</text:p>
      <text:p text:style-name="P1">b) Ryzyko rynkowe i ryzyko kredytowe</text:p>
      <text:p text:style-name="P1">c) Ryzyko operacyjne i ryzyko walutowe</text:p>
      <text:p text:style-name="P1">d) Ryzyko stopy procentowej i ryzyko walutowe</text:p>
      <text:p text:style-name="P1"/>
      <text:p text:style-name="P1">18. Poszkodowani w kolizjach i wypadkach drogowych, spowodowanych przez nieubezpieczonych lub nieznanych kierowców, mogą liczyć na wsparcie:</text:p>
      <text:p text:style-name="P1">a) Ubezpieczeniowego Funduszu Społecznego</text:p>
      <text:p text:style-name="P1">b) Ubezpieczeniowego Funduszu Gwarancyjnego</text:p>
      <text:p text:style-name="P1">c) Komisji Nadzoru Ubezpieczeniowego</text:p>
      <text:p text:style-name="P1">d) Ubezpieczeniowej Komisji Gwarancyjnej</text:p>
      <text:p text:style-name="P1"/>
      <text:p text:style-name="P1">19. Które z poniższych zdań jest prawdziwe, jeżeli jako kryterium wyboru projektu do realizacji przyjmie się NPV?</text:p>
      <text:p text:style-name="P1">a) Projekt można przyjąć do realizacji, jeżeli NPV jest większe od nakładów początkowych</text:p>
      <text:p text:style-name="P1">b) Projekt można przyjąć do realizacji, jeżeli NPV jest dodatnie</text:p>
      <text:p text:style-name="P1">c) Projekt można przyjąć do realizacji, jeżeli zastosowana do wyznaczenia NPV stopa dochodu jest dodatnia</text:p>
      <text:p text:style-name="P1">d) Projekt można przyjąć do realizacji, jeżeli wszystkie przepływy pieniężne przy obliczaniu NPV są dodatnie</text:p>
      <text:p text:style-name="P1"/>
      <text:p text:style-name="P1">20. Pracownik funduszu inwestycyjnego wprowadził błędne dane dotyczące zawartych transakcji. To zdarzenie to przykład (proszę o wybór najlepszej w tej sytuacji odpowiedzi):</text:p>
      <text:p text:style-name="P1">a) ryzyka prawnego</text:p>
      <text:p text:style-name="P1">b) ryzyka płynności</text:p>
      <text:p text:style-name="P1">c) ryzyka operacyjnego</text:p>
      <text:p text:style-name="P1">d) ryzyka rynkowego</text:p>
      <text:p text:style-name="P1">…………………………………………………………………………………………………………</text:p>
      <text:p text:style-name="P1"/>
      <text:p text:style-name="P1"/>
      <text:p text:style-name="P7">1….</text:p>
      <text:p text:style-name="P7">a) KNF</text:p>
      <text:p text:style-name="P7">b) KNB</text:p>
      <text:p text:style-name="P7">c) NBP</text:p>
      <text:p text:style-name="P7">d) BFG</text:p>
      <text:p text:style-name="P7"/>
      <text:p text:style-name="P7"><text:soft-page-break/>2. przewartościowane/niedowartościowane</text:p>
      <text:p text:style-name="P1"/>
      <text:p text:style-name="P1">3. Instytucja odpowiedzialna za <text:span text:style-name="T9">roz</text:span>rachunek transak<text:span text:style-name="T9">c</text:span>j<text:span text:style-name="T9">i</text:span> kupna/sprzeda<text:span text:style-name="T9">ż</text:span>y instrumentów finansowych na<text:span text:style-name="T9">bywanych na Giełdzie </text:span>Pap<text:span text:style-name="T9">i</text:span>er<text:span text:style-name="T9">ów </text:span>Wartościowych w Warszawie jest</text:p>
      <text:p text:style-name="P1"><text:span text:style-name="T9">a) K</text:span>DPW SA</text:p>
      <text:p text:style-name="P1"><text:span text:style-name="T9">b) </text:span>KNF</text:p>
      <text:p text:style-name="P12">c) NBP</text:p>
      <text:p text:style-name="P12">d) Firma inwestycyjna</text:p>
      <text:p text:style-name="P1"/>
      <text:p text:style-name="P1">4. K<text:span text:style-name="T8">tóre </text:span><text:s/>z poni<text:span text:style-name="T8">ż</text:span>szych stwierdzeń jest prawdziwe?</text:p>
      <text:p text:style-name="P11">a) terminowa stopa procentowa dla danego okresu będzie ustalona w przyszłości, w momencie zawarcie danej transakc<text:span text:style-name="T8">ji której dotyczy</text:span></text:p>
      <text:p text:style-name="P11">b) terminowa stopa procentowa d<text:span text:style-name="T8">l</text:span>a danego okresu jest znana obecnie, natomiast będzie zastosowane do <text:span text:style-name="T8">transakcji, która </text:span>nastąpi w określonym momencie w przyszłości</text:p>
      <text:p text:style-name="P1">c) stopa natychmiastowa nie jest stosowana do kredytów</text:p>
      <text:p text:style-name="P1">d) terminowa stopa procentowa jest zawsze wyższa od natychmiastowej stopy procentowe</text:p>
      <text:p text:style-name="P1"/>
      <text:p text:style-name="P1">5. Do stóp procentowych ustalanych przez Radę Polityki Pieniężnej nale<text:span text:style-name="T8">żą</text:span></text:p>
      <text:p text:style-name="P1">a) Stopa depozytowa, stopa referencyjna, stopa WIBOR</text:p>
      <text:p text:style-name="P1"><text:span text:style-name="T8">b) </text:span>Stopy: WIBOR I WIBID,</text:p>
      <text:p text:style-name="P11"><text:span text:style-name="T8">c) </text:span>Stopa referencyjna, stopa kredytu lombardowego, stopa depozytowe</text:p>
      <text:p text:style-name="P11"><text:span text:style-name="T8">d) </text:span>Stopa referencyjna, stopy dochodu z obligacji skarbowych</text:p>
      <text:p text:style-name="P1"/>
      <text:p text:style-name="P1"><text:span text:style-name="T8">6</text:span>. Do przepływów pieniężnych redystrybucyjnych zalicza się m.in.:</text:p>
      <text:p text:style-name="P1">a) odsetki od obligacji i odsetki od pożyczek</text:p>
      <text:p text:style-name="P11">b) otrzymywane odsetki od lokat i podatki od zysków kapita<text:span text:style-name="T8">ł</text:span>owych</text:p>
      <text:p text:style-name="P11">c) płatności za zakupione do sklepu towary i płatności rat kredytu</text:p>
      <text:p text:style-name="P1">d) płatności podatków i zasiłki dla bezrobotnych</text:p>
      <text:p text:style-name="P1"/>
      <text:p text:style-name="P1">7. Pan Alfred zakupił akcje uprzywilejowane. Czego może dotyczyć to uprzywilejowanie?</text:p>
      <text:p text:style-name="P1">a) Zwoływania Walnego Zgromadzenia Akcjonariuszy </text:p>
      <text:p text:style-name="P1">b) Pierwszeństwa w dostęp<text:span text:style-name="T7">i</text:span>e do informacji poufnych</text:p>
      <text:p text:style-name="P10">c) Dywidendy</text:p>
      <text:p text:style-name="P10">d) Zatrudnienia w spółce, której akcje posiada</text:p>
      <text:p text:style-name="P1"/>
      <text:p text:style-name="P1"><text:span text:style-name="T7">8. </text:span>Które z poniższych stwierdzeń dotyczy nabywcy opcji kupna?</text:p>
      <text:p text:style-name="P10">a) Nabywca opcji kupna na prawo do sprzeda<text:span text:style-name="T7">ż</text:span>y określonej ilości instrumentów podstawowych po określonej cenie </text:p>
      <text:p text:style-name="P10">b) Nabywca opcji kupna na obowiązek zakupu określonej ilości instrumentów podstawowych po określonej cenie</text:p>
      <text:p text:style-name="P10">c) Nabywca opcji kupna na prawo do zakupu określonej ilości instrumentów podstawowych po okre<text:span text:style-name="T7">śl</text:span>onej cenie</text:p>
      <text:p text:style-name="P10">d) Nabywca opcji kupna na obowiązek sprzedaży określonej ilości instrumentów podstawowych po określonej cenie</text:p>
      <text:p text:style-name="P1"/>
      <text:p text:style-name="P1">9. Które z poniższych stwierdzeń jest prawdziwe?</text:p>
      <text:p text:style-name="P10">a) Fundusz inwestycyjny zamknięty umarza tytuły uczestnictwa na każde żądanie inwestora</text:p>
      <text:p text:style-name="P1">b) Fundusz inwestycyjny otwarty umarza tytuły uczestnictwa na każde żądanie inwestora </text:p>
      <text:p text:style-name="P1">c) Fundusz inwestycyjny zamknięty emituje jednostki uczestnictwa</text:p>
      <text:p text:style-name="P10">d) Fundusz inwestycyjny otwarty emituje ściśle określoną liczbę tytułów uczestnictwa, które można naby<text:span text:style-name="T7">ć</text:span> wy<text:span text:style-name="T7">łą</text:span>cznie w okresie subskrypcji</text:p>
      <text:p text:style-name="P1"/>
      <text:p text:style-name="P1"><text:soft-page-break/>10. Ca<text:span text:style-name="T6">ł</text:span>kowity koszt kredytu/pożyczki określa:</text:p>
      <text:p text:style-name="P1"><text:span text:style-name="T6">a</text:span>) W<text:span text:style-name="T6">I</text:span>BOR</text:p>
      <text:p text:style-name="P8">b) RRSO</text:p>
      <text:p text:style-name="P8">c) wzór Fishera</text:p>
      <text:p text:style-name="P9">d) stopa kredytu lombardowego</text:p>
      <text:p text:style-name="P9"/>
      <text:p text:style-name="P1"><text:span text:style-name="T6">1</text:span>1. W jaki sposób podwyższenie oficjalnych stop procentowych w danym kraju prawdopodobnie wpłynie na kurs waluty tego kra<text:span text:style-name="T6">ju</text:span> w stosunku do innych walut (zak<text:span text:style-name="T6">ł</text:span>adamy, że w innych krajach w tym samym czasie nie by<text:span text:style-name="T6">ł</text:span>o zmian stóp procentowych i po<text:span text:style-name="T6">mi</text:span>j<text:span text:style-name="T6">a</text:span>my inne czynniki kształtujące kurs walutowy)?</text:p>
      <text:p text:style-name="P8"><text:span text:style-name="T6">a) </text:span>Wzmocni kurs waluty tego kraju</text:p>
      <text:p text:style-name="P1"><text:span text:style-name="T6">b) </text:span>Os<text:span text:style-name="T6">ł</text:span>abi kurs waluty tego kraju</text:p>
      <text:p text:style-name="P8"><text:span text:style-name="T6">c) </text:span>Nie spowoduje żadnych zmian, ponieważ zmiany oficjalnych stop procentowych nie mają wpływu na kursy walutowe</text:p>
      <text:p text:style-name="P8"/>
      <text:p text:style-name="P8">12. Które z poniższych stwierdzeń jest fałszywe?</text:p>
      <text:p text:style-name="P8">a) bud<text:span text:style-name="T6">ż</text:span>et jednostki samorządu terytorialnego jest uchwalany w formie ustawy budżetowej</text:p>
      <text:p text:style-name="P8"><text:s/>b) planowanie wieloletnie w jednostce samorządu terytorialnego jest ujęte w wieloletniej prognozie finansowej</text:p>
      <text:p text:style-name="P1">c) bud<text:span text:style-name="T6">ż</text:span>et państwa jest uchwalany na rok</text:p>
      <text:p text:style-name="P1">d) planowanie wieloletnie w państwie jest ujęte w wieloletnim planie finansowym państwa</text:p>
      <text:p text:style-name="P1"/>
      <text:p text:style-name="P1">13. Które z poniższych stwierdzeń jest prawdziwe?</text:p>
      <text:p text:style-name="P8">a)Ubezpieczenia gospodarcze mają zawsze charakter umowny, potwierdzeniem zawarcia umowy jest polisa ubezpieczeniowa</text:p>
      <text:p text:style-name="P1">b) Ubezpieczenia gospodarcze są zawsze obowiązkowe</text:p>
      <text:p text:style-name="P1"><text:span text:style-name="T6">c) </text:span>Ubezpieczenia gospodarcze to wyłącznie ubezpieczenia majątkowe</text:p>
      <text:p text:style-name="P8"><text:span text:style-name="T6">d)</text:span> Ubezpieczenie OC pojazdu nie chroni kierowcy przed finansowymi konsekwencjami, wynikającymi z ewentualnych szkód wyrządzonych osobom trzecim w związku z ruchem pojazdu.</text:p>
      <text:p text:style-name="P8"/>
      <text:p text:style-name="P8">14. John zakupił PLN za EUR i zainwestował na Giełdzie Papierów Wartościowych w Warszawie. Zyskał 8% na swojej inwestycji w PLN i sprzedał akcje. W okresie jego inwestycji nastąpiła aprecjacja EUR względem PLN. W związku z faktem, i<text:span text:style-name="T6">ż</text:span> nie był zainteresowany posiadaniem PLN, które uzyskał ze sprzedaży akcji, sprzedał je i kupił EUR. Jaki wpływ na stopę zwrotu w EUR miała aprecjacja EUR względem PLN?</text:p>
      <text:p text:style-name="P1">a) Stopa zwrotu w EUR była niższa, niż w sytuacji gdyby nie nastąpiła zmiana kursu EUR/PLN</text:p>
      <text:p text:style-name="P1">b) Stopa zwrotu w EUR była wyższa, niż w sytuacji gdyby nie nastąpiła zmiana kursu EUR/PLN</text:p>
      <text:p text:style-name="P1"/>
      <text:p text:style-name="P1">15. Pan Janusz postanowił zakupić obligacje, jednak obawia się, że emitent może nie dokonać ich wykupu. Oznacza to, że Pan Jan jest narażony na (proszę zaznaczyć najlepszą dla tej sytuacji odpowiedź):</text:p>
      <text:p text:style-name="P8"><text:span text:style-name="T6">a</text:span>) Ryzyko operacyjne</text:p>
      <text:p text:style-name="P8">b) Ryzyko stopy procentowej</text:p>
      <text:p text:style-name="P1"><text:span text:style-name="T6">c) </text:span>Ryzyko kredytowe</text:p>
      <text:p text:style-name="P1">d) Ryzyko płynności</text:p>
      <text:p text:style-name="P1"/>
      <text:p text:style-name="P8"><text:span text:style-name="T6">16. </text:span>Do instrumentów finansowych emitowanych przez skarb państwa zalicza się:</text:p>
      <text:p text:style-name="P8">a) bony skarbowe, obligacje skarbowe i akcje spółek państwowych</text:p>
      <text:p text:style-name="P1"><text:span text:style-name="T6">b</text:span>) obligacje skarbowe i akcje spółek państwowych</text:p>
      <text:p text:style-name="P1"><text:span text:style-name="T6">c</text:span>) bony skarbowe i obligacje skarbowe</text:p>
      <text:p text:style-name="P1"><text:span text:style-name="T6">d) </text:span>bony skarbowe, bony pieniężne i obligacje skarbowe</text:p>
      <text:p text:style-name="P1"/>
      <text:p text:style-name="P1"><text:soft-page-break/><text:span text:style-name="T6">17. Zg</text:span>odnie z Ustawą o Finansach publicznych do przychodów publicznych zaliczamy wpływy z:</text:p>
      <text:p text:style-name="P8"><text:span text:style-name="T6">a)</text:span>podatków państwowych i samorządowych </text:p>
      <text:p text:style-name="P8">b) emisji obligacji skarbowych</text:p>
      <text:p text:style-name="P9">c) opłat skarbowych</text:p>
      <text:p text:style-name="P8">d) sk<text:span text:style-name="T6">ł</text:span>adek na ZUS</text:p>
      <text:p text:style-name="P8"/>
      <text:p text:style-name="P5"><text:span text:style-name="T6">18. </text:span>Zbigniew postanowił oszacować stopę zwrotu ze swojej planowanej inwestycji. Poniesie on pewne nak...<text:span text:style-name="T6">tku przedsięwzięcia. Inwestycja wygeneruje określone przepływy pieniężne w okresie kolejnych 5lat. K...ywów</text:span> będzie reinwestowany. Którą z poniższych miar prawdopodobnie wykorzysta do oceny sto<text:span text:style-name="T6">py ...</text:span>cji?</text:p>
      <text:p text:style-name="P5"><text:span text:style-name="T6">a) F</text:span>V</text:p>
      <text:p text:style-name="P5">b) PV</text:p>
      <text:p text:style-name="P5"><text:span text:style-name="T6">c</text:span>) IRR</text:p>
      <text:p text:style-name="P6">d) ...</text:p>
      <text:p text:style-name="P5"/>
      <text:p text:style-name="P5"><text:span text:style-name="T6">19. ...</text:span>rządu terytorialnego mają prawo…</text:p>
      <text:p text:style-name="P6"/>
      <text:p text:style-name="P6">20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9T12:58:11.028572849</meta:creation-date>
    <dc:date>2024-05-09T13:42:35.310125705</dc:date>
    <meta:editing-duration>PT31M5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6" meta:paragraph-count="183" meta:word-count="1717" meta:character-count="12075" meta:non-whitespace-character-count="10535"/>
  </office:meta>
</office:document-meta>
</file>